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529e7" officeooo:paragraph-rsid="000529e7"/>
    </style:style>
    <style:style style:name="P2" style:family="paragraph" style:parent-style-name="Standard">
      <style:text-properties style:text-underline-style="none" officeooo:rsid="000529e7" officeooo:paragraph-rsid="000529e7"/>
    </style:style>
    <style:style style:name="P3" style:family="paragraph" style:parent-style-name="Standard">
      <style:text-properties officeooo:rsid="000529e7" officeooo:paragraph-rsid="000529e7"/>
    </style:style>
    <style:style style:name="P4" style:family="paragraph" style:parent-style-name="Standard">
      <style:text-properties officeooo:rsid="0006d5b3" officeooo:paragraph-rsid="0006d5b3"/>
    </style:style>
    <style:style style:name="P5" style:family="paragraph" style:parent-style-name="Text_20_body" style:list-style-name="L2">
      <style:text-properties officeooo:paragraph-rsid="000529e7"/>
    </style:style>
    <style:style style:name="P6" style:family="paragraph" style:parent-style-name="Text_20_body">
      <style:text-properties officeooo:paragraph-rsid="000529e7"/>
    </style:style>
    <style:style style:name="T1" style:family="text">
      <style:text-properties officeooo:rsid="000529e7"/>
    </style:style>
    <style:style style:name="T2" style:family="text">
      <style:text-properties style:text-underline-style="none" officeooo:rsid="000529e7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officeooo:rsid="0006d5b3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CUTABLES E INSTALADORES</text:p>
      <text:p text:style-name="P2">Los ejecutables e instaladores dos sistemas operativos son os seguintes:</text:p>
      <text:list xml:id="list3270689408" text:style-name="L2">
        <text:list-item>
          <text:p text:style-name="P5"><text:bookmark text:name="yui_3_17_2_1_1666334293935_62"/><text:bookmark text:name="yui_3_17_2_1_1666334293935_61"/><text:span text:style-name="T2">MacOS app, dmg, pkg </text:span></text:p>
        </text:list-item>
        <text:list-item>
          <text:p text:style-name="P5"><text:span text:style-name="T2">Linux deb, rpm</text:span></text:p>
        </text:list-item>
        <text:list-item>
          <text:p text:style-name="P5"><text:s/>Windows exe, msi </text:p>
        </text:list-item>
      </text:list>
      <text:p text:style-name="P6"><text:span text:style-name="T1">Hicimos una aplicación para sacar una ventana “externa” con un mensaje con el package: </text:span><text:span text:style-name="T3">javax.swing</text:span></text:p>
      <text:p text:style-name="P3">Y para poder sacar el mensaje utilizamos el JoptionPane.showMessageDialog();</text:p>
      <text:p text:style-name="P3">Para <text:span text:style-name="T4">crear el JAR(el ejecutable)</text:span>, en el IDE fuimos a file-project Structure-Artifacts-+-JAR-From modules with dependecies. <text:span text:style-name="T4">Despues de hacer esto tenemos que “buildearlo”, por lo que utilizamos la direccion del IDE Build-Build Artifacts-(Seleccion del JAR creado)-Build</text:span></text:p>
      <text:p text:style-name="P4">Ahora que el Jar está creado, miramos si funciona correctamente, por lo que lo ejecutanos desde la terminal con el siguiente comando:</text:p>
      <text:p text:style-name="P4">Java-jar “nombreDelJar.jar”</text:p>
      <text:p text:style-name="P4">Con esto si el jar se ejecuta ya acabaría esta parte, por lo que continuamos con el release de git, con los comandos:</text:p>
      <text:p text:style-name="P4">git tag -a “numero de la versión” -m “comentario de la versión”</text:p>
      <text:p text:style-name="P4">Para que esta etiqueta se pueda subir primero tenemos que tener el repositorio y realizar una sincronización entre el local y el repositorio, gracias a <text:span text:style-name="T5">git remote add origin (junto al enlace del repositorio)</text:span></text:p>
      <text:p text:style-name="P4">Y finalmente para subir la etiqueta procedemos con el comando: git push origin “numero de la versión”</text:p>
      <text:p text:style-name="P4">Al terminar esto vamos a nuestro repositorio de Git y nos metemos en el apartado etiquetas para crear un release con la etiqueta a partir de la: create Release from tag.</text:p>
      <text:p text:style-name="P4">Ahí podremos colocar nuestro Jar junto con una descripción de ella. Este jar lo añadimos arrastrando al apartado Attach binaries by dropping them here or selecting them. </text:p>
      <text:p text:style-name="P4">Link del repositorio:</text:p>
      <text:p text:style-name="P4">https://github.com/NicolasRodriguezSteuerberg/Subir-sources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08:38:29.002761304</meta:creation-date>
    <dc:date>2022-10-21T09:01:21.333786100</dc:date>
    <meta:editing-duration>PT1M1S</meta:editing-duration>
    <meta:editing-cycles>1</meta:editing-cycles>
    <meta:document-statistic meta:table-count="0" meta:image-count="0" meta:object-count="0" meta:page-count="1" meta:paragraph-count="18" meta:word-count="257" meta:character-count="1662" meta:non-whitespace-character-count="1422"/>
    <meta:generator>LibreOffice/7.3.6.2$Linux_X86_64 LibreOffice_project/30$Build-2</meta:generator>
  </office:meta>
</office:document-meta>
</file>